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4.323cm"/>
    </style:style>
    <style:style style:name="co6" style:family="table-column">
      <style:table-column-properties fo:break-before="auto" style:column-width="1.208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2.79cm"/>
    </style:style>
    <style:style style:name="co10" style:family="table-column">
      <style:table-column-properties fo:break-before="auto" style:column-width="1.106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1.173cm"/>
    </style:style>
    <style:style style:name="co13" style:family="table-column">
      <style:table-column-properties fo:break-before="auto" style:column-width="1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4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min-nrpa-grupo1-dec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RPA – sem ordenação DSTUR – 15 minutos de execução – melhores execuções por instânc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 ordenação em ordem decrescente de gr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hores resultados por instância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1621" calcext:value-type="float">
            <text:p>1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792" calcext:value-type="float">
            <text:p>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16" calcext:value-type="float">
            <text:p>1216</text:p>
          </table:table-cell>
          <table:table-cell table:style-name="Default" office:value-type="float" office:value="7844" calcext:value-type="float">
            <text:p>7844</text:p>
          </table:table-cell>
          <table:table-cell table:style-name="Default" office:value-type="float" office:value="-37" calcext:value-type="float">
            <text:p>-37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16" calcext:value-type="float">
            <text:p>1916</text:p>
          </table:table-cell>
          <table:table-cell table:style-name="Default" office:value-type="float" office:value="12506" calcext:value-type="float">
            <text:p>12506</text:p>
          </table:table-cell>
          <table:table-cell table:style-name="Default" office:value-type="float" office:value="-104" calcext:value-type="float">
            <text:p>-104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168" calcext:value-type="float">
            <text:p>8168</text:p>
          </table:table-cell>
          <table:table-cell table:style-name="Default" office:value-type="float" office:value="-14" calcext:value-type="float">
            <text:p>-14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14612" calcext:value-type="float">
            <text:p>14612</text:p>
          </table:table-cell>
          <table:table-cell table:style-name="Default" office:value-type="float" office:value="-657" calcext:value-type="float">
            <text:p>-657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3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4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1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4" calcext:value-type="float">
            <text:p>-52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15</text:p>
          </table:table-cell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5min-nrpa-grupo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4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RPA – sem ordenação DSTUR – 15 minutos de execução – melhores execuções por instânc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5min-nrpa-grupo1-dec-bruto" table:style-name="ta1">
        <table:table-column table:style-name="co2" table:number-columns-repeated="8" table:default-cell-style-name="Default"/>
        <table:table-row table:style-name="ro1"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57" calcext:value-type="float">
            <text:p>-6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2" calcext:value-type="float">
            <text:p>-6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8" calcext:value-type="float">
            <text:p>-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2" calcext:value-type="float">
            <text:p>-6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46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35.8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764.7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ning with the chrom</text:p>
          </table:table-cell>
          <table:table-cell office:value-type="string" calcext:value-type="string">
            <text:p>atic num</text:p>
          </table:table-cell>
          <table:table-cell office:value-type="string" calcext:value-type="string">
            <text:p>ber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6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4" calcext:value-type="float">
            <text:p>-6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1" calcext:value-type="float">
            <text:p>-6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9" calcext:value-type="float">
            <text:p>-6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4" calcext:value-type="float">
            <text:p>-6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3" calcext:value-type="float">
            <text:p>-6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69.8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80.48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765.9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844.5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4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92" calcext:value-type="float">
            <text:p>-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82" calcext:value-type="float">
            <text:p>-2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69" calcext:value-type="float">
            <text:p>-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4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63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2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1.39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9" calcext:value-type="float">
            <text:p>-7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5" calcext:value-type="float">
            <text:p>-7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6" calcext:value-type="float">
            <text:p>-7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7" calcext:value-type="float">
            <text:p>-5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4" calcext:value-type="float">
            <text:p>-5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31" calcext:value-type="float">
            <text:p>-5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46" calcext:value-type="float">
            <text:p>-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38" calcext:value-type="float">
            <text:p>-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2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855.4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20</text:p>
          </table:table-cell>
        </table:table-row>
      </table:table>
      <table:table table:name="15min-nrpa-g1-bruto" table:style-name="ta1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NRPA – sem ordenação DSTUR – 15 minutos de execução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 table:number-columns-spanned="8" table:number-rows-spanned="1">
            <text:p>Ordem crescente de grau</text:p>
          </table:table-cell>
          <table:covered-table-cell table:number-columns-repeated="7"/>
          <table:table-cell table:style-name="ce10" office:value-type="string" calcext:value-type="string" table:number-columns-spanned="7" table:number-rows-spanned="1">
            <text:p>Ordem decrescente de grau</text:p>
          </table:table-cell>
          <table:covered-table-cell table:number-columns-repeated="6" table:style-name="ce8"/>
          <table:table-cell table:style-name="ce8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2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79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9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7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3.9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1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1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4" calcext:value-type="float">
            <text:p>-4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50" calcext:value-type="float">
            <text:p>-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50" calcext:value-type="float">
            <text:p>-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4" calcext:value-type="float">
            <text:p>-2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5" calcext:value-type="float">
            <text:p>-10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51" calcext:value-type="float">
            <text:p>-2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8" calcext:value-type="float">
            <text:p>-23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1" calcext:value-type="float">
            <text:p>-9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7" calcext:value-type="float">
            <text:p>-9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8" calcext:value-type="float">
            <text:p>-9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9" calcext:value-type="float">
            <text:p>-17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2" calcext:value-type="float">
            <text:p>-18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4" calcext:value-type="float">
            <text:p>-1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57" calcext:value-type="float">
            <text:p>-65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2" calcext:value-type="float">
            <text:p>-67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0" calcext:value-type="float">
            <text:p>-67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6" calcext:value-type="float">
            <text:p>-7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8" calcext:value-type="float">
            <text:p>-67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2" calcext:value-type="float">
            <text:p>-67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146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9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435.8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1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764.7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1</text:p>
          </table:table-cell>
        </table:table-row>
        <table:table-row table:style-name="ro1">
          <table:table-cell table:number-columns-repeated="8"/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  <table:table-cell table:style-name="ce7" office:value-type="string" calcext:value-type="string">
            <text:p>Running with the chrom</text:p>
          </table:table-cell>
          <table:table-cell table:style-name="ce8" office:value-type="string" calcext:value-type="string">
            <text:p>atic nu</text:p>
          </table:table-cell>
          <table:table-cell table:style-name="ce8" office:value-type="string" calcext:value-type="string">
            <text:p>mber:</text:p>
          </table:table-cell>
          <table:table-cell table:style-name="ce8" table:number-columns-repeated="5"/>
        </table:table-row>
        <table:table-row table:style-name="ro1">
          <table:table-cell table:number-columns-repeated="8"/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4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6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1.39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4.97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23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0.75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3.12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84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46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76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8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81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6.80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7.1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6.7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4.79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8.63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0.7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98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3.6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6.05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5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7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6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9.82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3.52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6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12.2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274.7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2.3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9.1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2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08.37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54.38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72.84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4" calcext:value-type="float">
            <text:p>-5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12" calcext:value-type="float">
            <text:p>-5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8" calcext:value-type="float">
            <text:p>-4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8" calcext:value-type="float">
            <text:p>-4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73" calcext:value-type="float">
            <text:p>-4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3" calcext:value-type="float">
            <text:p>-5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92" calcext:value-type="float">
            <text:p>-29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1" calcext:value-type="float">
            <text:p>-50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82" calcext:value-type="float">
            <text:p>-28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9" calcext:value-type="float">
            <text:p>-4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56" calcext:value-type="float">
            <text:p>-25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69" calcext:value-type="float">
            <text:p>-26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57" calcext:value-type="float">
            <text:p>-25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6" calcext:value-type="float">
            <text:p>-9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5" calcext:value-type="float">
            <text:p>-10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6" calcext:value-type="float">
            <text:p>-9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3" calcext:value-type="float">
            <text:p>-94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89" calcext:value-type="float">
            <text:p>-8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98" calcext:value-type="float">
            <text:p>-8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12" calcext:value-type="float">
            <text:p>-11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27" calcext:value-type="float">
            <text:p>-52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4" calcext:value-type="float">
            <text:p>-9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24" calcext:value-type="float">
            <text:p>-52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2" calcext:value-type="float">
            <text:p>-90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31" calcext:value-type="float">
            <text:p>-53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3" calcext:value-type="float">
            <text:p>-9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46" calcext:value-type="float">
            <text:p>-54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38" calcext:value-type="float">
            <text:p>-53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1" calcext:value-type="float">
            <text:p>-22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3" calcext:value-type="float">
            <text:p>-4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3" calcext:value-type="float">
            <text:p>-4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2" calcext:value-type="float">
            <text:p>-4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4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9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8" calcext:value-type="float">
            <text:p>-7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4" calcext:value-type="float">
            <text:p>-66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1" calcext:value-type="float">
            <text:p>-66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4" calcext:value-type="float">
            <text:p>-79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9" calcext:value-type="float">
            <text:p>-66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4" calcext:value-type="float">
            <text:p>-67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7" calcext:value-type="float">
            <text:p>-80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3" calcext:value-type="float">
            <text:p>-67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4" calcext:value-type="float">
            <text:p>-8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0" calcext:value-type="float">
            <text:p>-7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9" calcext:value-type="float">
            <text:p>-75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6" calcext:value-type="float">
            <text:p>-8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5" calcext:value-type="float">
            <text:p>-75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4" calcext:value-type="float">
            <text:p>-8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48" calcext:value-type="float">
            <text:p>-74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6" calcext:value-type="float">
            <text:p>-79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6" calcext:value-type="float">
            <text:p>-75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169.8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480.48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1" calcext:value-type="float">
            <text:p>-26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765.9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844.5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6" calcext:value-type="float">
            <text:p>-26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3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2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0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8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855.4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20</text:p>
          </table:table-cell>
        </table:table-row>
        <table:table-row table:style-name="ro1" table:number-rows-repeated="104835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2" table:target-range-address="'15min-nrpa-grupo1-dec-bruto'.A18:'15min-nrpa-grupo1-dec-bruto'.H14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15min-nrpa-g1-bruto'.I78:'15min-nrpa-g1-bruto'.P2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2:51:30.3576310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2:58:44.835641892</dc:date>
    <meta:editing-duration>PT4H7M30S</meta:editing-duration>
    <meta:editing-cycles>7</meta:editing-cycles>
    <meta:generator>LibreOffice/24.2.5.2$Linux_X86_64 LibreOffice_project/420$Build-2</meta:generator>
    <meta:document-statistic meta:table-count="4" meta:cell-count="5531" meta:object-count="0"/>
  </office:meta>
</office:document-meta>
</file>